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12.016cm"/>
    </style:style>
    <style:style style:name="co6" style:family="table-column">
      <style:table-column-properties fo:break-before="auto" style:column-width="10.739cm"/>
    </style:style>
    <style:style style:name="co7" style:family="table-column">
      <style:table-column-properties fo:break-before="auto" style:column-width="23.1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color="#0099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color="#ff3333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Calibri" fo:font-size="11pt" fo:language="pl" fo:country="PL" style:font-name-asian="Calibri" style:font-size-asian="11pt" style:language-asian="en" style:country-asian="US" style:font-name-complex="Calibri" style:font-size-complex="11pt" style:language-complex="en" style:country-complex="US"/>
    </style:style>
    <style:style style:name="ce8" style:family="table-cell" style:parent-style-name="Default">
      <style:text-properties fo:color="#009900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000000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style:font-name="Calibri" fo:font-size="11pt" fo:language="pl" fo:country="PL" fo:font-weight="normal" style:font-name-asian="Calibri" style:font-size-asian="11pt" style:language-asian="en" style:country-asian="US" style:font-weight-asian="normal" style:font-name-complex="Calibri" style:font-size-complex="11pt" style:language-complex="en" style:country-complex="US" style:font-weight-complex="normal"/>
    </style:style>
    <style:style style:name="ce1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StPatricks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HUD icon</text:p>
          </table:table-cell>
          <table:table-cell table:number-columns-repeated="3"/>
          <table:table-cell office:value-type="string">
            <text:p>Assets &gt; Redemption &gt; Art &gt; UI &gt; SeasonPass &gt; Notifications</text:p>
          </table:table-cell>
          <table:table-cell office:value-type="string">
            <text:p>dwie wersj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table:style-name="ce6" office:value-type="string">
            <text:p>Avatar</text:p>
          </table:table-cell>
          <table:table-cell table:number-columns-repeated="3"/>
          <table:table-cell table:style-name="ce7" office:value-type="string">
            <text:p>Assets &gt; Redemption &gt; Art &gt; UI &gt; Icons &gt; ProfilePictur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rogression Popup</text:p>
          </table:table-cell>
          <table:table-cell table:number-columns-repeated="3"/>
          <table:table-cell office:value-type="string">
            <text:p>Assets &gt; Redemption &gt; Art &gt; UI &gt; Panos</text:p>
          </table:table-cell>
          <table:table-cell office:value-type="string">
            <text:p>inna nazwa: prompt imag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Theme folder</text:p>
          </table:table-cell>
          <table:table-cell table:number-columns-repeated="3"/>
          <table:table-cell office:value-type="string">
            <text:p>Assets &gt; Redemption &gt; Art &gt; UI &gt; SeasonPass &gt; Theme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easonPass</text:p>
          </table:table-cell>
          <table:table-cell office:value-type="string">
            <text:p>Header</text:p>
          </table:table-cell>
          <table:table-cell office:value-type="string">
            <text:p>StPatricks</text:p>
          </table:table-cell>
          <table:table-cell table:style-name="ce6" table:formula="of:=CONCATENATE([.D10];&quot;_&quot;;[.E10];&quot;_&quot;;[.F10])" office:value-type="string" office:string-value="SeasonPass_Header_StPatricks">
            <text:p>SeasonPass_Header_StPatricks</text:p>
          </table:table-cell>
          <table:table-cell/>
          <table:table-cell office:value-type="string">
            <text:p>To banne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SeasonPass</text:p>
          </table:table-cell>
          <table:table-cell office:value-type="string">
            <text:p>Sprinkles</text:p>
          </table:table-cell>
          <table:table-cell office:value-type="string">
            <text:p>StPatricks</text:p>
          </table:table-cell>
          <table:table-cell table:style-name="ce6" table:formula="of:=CONCATENATE([.D11];&quot;_&quot;;[.E11];&quot;_&quot;;[.F11])" office:value-type="string" office:string-value="SeasonPass_Sprinkles_StPatricks">
            <text:p>SeasonPass_Sprinkles_StPatricks</text:p>
          </table:table-cell>
          <table:table-cell/>
          <table:table-cell office:value-type="string">
            <text:p>SeasonPass_PanelDeco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SeasonPass</text:p>
          </table:table-cell>
          <table:table-cell office:value-type="string">
            <text:p>Background</text:p>
          </table:table-cell>
          <table:table-cell office:value-type="string">
            <text:p>StPatricks</text:p>
          </table:table-cell>
          <table:table-cell table:style-name="ce6" table:formula="of:=CONCATENATE([.D12];&quot;_&quot;;[.E12];&quot;_&quot;;[.F12])" office:value-type="string" office:string-value="SeasonPass_Background_StPatricks">
            <text:p>SeasonPass_Background_StPatricks</text:p>
          </table:table-cell>
          <table:table-cell/>
          <table:table-cell office:value-type="string">
            <text:p>SeasonPass_Panel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office:value-type="string">
            <text:p>SeasonPass</text:p>
          </table:table-cell>
          <table:table-cell office:value-type="string">
            <text:p>PaidTicket</text:p>
          </table:table-cell>
          <table:table-cell office:value-type="string">
            <text:p>StPatricks</text:p>
          </table:table-cell>
          <table:table-cell table:style-name="ce6" table:formula="of:=CONCATENATE([.D13];&quot;_&quot;;[.E13];&quot;_&quot;;[.F13])" office:value-type="string" office:string-value="SeasonPass_PaidTicket_StPatricks">
            <text:p>SeasonPass_PaidTicke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SeasonPass</text:p>
          </table:table-cell>
          <table:table-cell office:value-type="string">
            <text:p>Key</text:p>
          </table:table-cell>
          <table:table-cell office:value-type="string">
            <text:p>StPatricks</text:p>
          </table:table-cell>
          <table:table-cell table:style-name="ce6" table:formula="of:=CONCATENATE([.D14];&quot;_&quot;;[.E14];&quot;_&quot;;[.F14])" office:value-type="string" office:string-value="SeasonPass_Key_StPatricks">
            <text:p>SeasonPass_Key_StPatrick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nie pasuje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Decoration</text:p>
          </table:table-cell>
          <table:table-cell table:style-name="ce4" office:value-type="string">
            <text:p>StPatricks</text:p>
          </table:table-cell>
          <table:table-cell table:style-name="ce4" table:formula="of:=CONCATENATE([.D15];&quot;_&quot;;[.E15];&quot;_&quot;;[.F15])" office:value-type="string" office:string-value="SeasonPass_Decoration_StPatricks">
            <text:p>SeasonPass_Decoration_StPatricks</text:p>
          </table:table-cell>
          <table:table-cell table:style-name="ce4" office:value-type="string">
            <text:p>188 wysokości</text:p>
          </table:table-cell>
          <table:table-cell table:style-name="ce4" office:value-type="string">
            <text:p>frosting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SeasonPass</text:p>
          </table:table-cell>
          <table:table-cell office:value-type="string">
            <text:p>ProgressBarBackground</text:p>
          </table:table-cell>
          <table:table-cell office:value-type="string">
            <text:p>StPatricks</text:p>
          </table:table-cell>
          <table:table-cell table:style-name="ce6" table:formula="of:=CONCATENATE([.D16];&quot;_&quot;;[.E16];&quot;_&quot;;[.F16])" office:value-type="string" office:string-value="SeasonPass_ProgressBarBackground_StPatricks">
            <text:p>SeasonPass_ProgressBarBackground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SeasonPass</text:p>
          </table:table-cell>
          <table:table-cell office:value-type="string">
            <text:p>LevelsPanelBgTop</text:p>
          </table:table-cell>
          <table:table-cell office:value-type="string">
            <text:p>StPatricks</text:p>
          </table:table-cell>
          <table:table-cell table:style-name="ce6" table:formula="of:=CONCATENATE([.D17];&quot;_&quot;;[.E17];&quot;_&quot;;[.F17])" office:value-type="string" office:string-value="SeasonPass_LevelsPanelBgTop_StPatricks">
            <text:p>SeasonPass_LevelsPanelBgTop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SeasonPass</text:p>
          </table:table-cell>
          <table:table-cell office:value-type="string">
            <text:p>LevelsPanelShadowPor</text:p>
          </table:table-cell>
          <table:table-cell office:value-type="string">
            <text:p>StPatricks</text:p>
          </table:table-cell>
          <table:table-cell table:style-name="ce6" table:formula="of:=CONCATENATE([.D18];&quot;_&quot;;[.E18];&quot;_&quot;;[.F18])" office:value-type="string" office:string-value="SeasonPass_LevelsPanelShadowPor_StPatricks">
            <text:p>SeasonPass_LevelsPanelShadowPor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SeasonPass</text:p>
          </table:table-cell>
          <table:table-cell office:value-type="string">
            <text:p>LevelsPanelShadowLs</text:p>
          </table:table-cell>
          <table:table-cell office:value-type="string">
            <text:p>StPatricks</text:p>
          </table:table-cell>
          <table:table-cell table:style-name="ce6" table:formula="of:=CONCATENATE([.D19];&quot;_&quot;;[.E19];&quot;_&quot;;[.F19])" office:value-type="string" office:string-value="SeasonPass_LevelsPanelShadowLs_StPatricks">
            <text:p>SeasonPass_LevelsPanelShadowLs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SeasonPass</text:p>
          </table:table-cell>
          <table:table-cell office:value-type="string">
            <text:p>LevelsPanelBgRight</text:p>
          </table:table-cell>
          <table:table-cell office:value-type="string">
            <text:p>StPatricks</text:p>
          </table:table-cell>
          <table:table-cell table:style-name="ce6" table:formula="of:=CONCATENATE([.D20];&quot;_&quot;;[.E20];&quot;_&quot;;[.F20])" office:value-type="string" office:string-value="SeasonPass_LevelsPanelBgRight_StPatricks">
            <text:p>SeasonPass_LevelsPanelBgRigh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SeasonPass</text:p>
          </table:table-cell>
          <table:table-cell office:value-type="string">
            <text:p>LevelsPanelBgLeft</text:p>
          </table:table-cell>
          <table:table-cell office:value-type="string">
            <text:p>StPatricks</text:p>
          </table:table-cell>
          <table:table-cell table:style-name="ce6" table:formula="of:=CONCATENATE([.D21];&quot;_&quot;;[.E21];&quot;_&quot;;[.F21])" office:value-type="string" office:string-value="SeasonPass_LevelsPanelBgLeft_StPatricks">
            <text:p>SeasonPass_LevelsPanelBgLef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3">
            <text:p>13</text:p>
          </table:table-cell>
          <table:table-cell office:value-type="string">
            <text:p>SeasonPass</text:p>
          </table:table-cell>
          <table:table-cell office:value-type="string">
            <text:p>LevelsPanelBgBot</text:p>
          </table:table-cell>
          <table:table-cell office:value-type="string">
            <text:p>StPatricks</text:p>
          </table:table-cell>
          <table:table-cell table:style-name="ce6" table:formula="of:=CONCATENATE([.D22];&quot;_&quot;;[.E22];&quot;_&quot;;[.F22])" office:value-type="string" office:string-value="SeasonPass_LevelsPanelBgBot_StPatricks">
            <text:p>SeasonPass_LevelsPanelBgBot_StPatricks</text:p>
          </table:table-cell>
          <table:table-cell/>
          <table:table-cell office:value-type="string">
            <text:p>w orginale right zduplikowan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SeasonPass</text:p>
          </table:table-cell>
          <table:table-cell office:value-type="string">
            <text:p>GrandPrize_Top_Open</text:p>
          </table:table-cell>
          <table:table-cell office:value-type="string">
            <text:p>StPatricks</text:p>
          </table:table-cell>
          <table:table-cell table:style-name="ce6" table:formula="of:=CONCATENATE([.D23];&quot;_&quot;;[.E23];&quot;_&quot;;[.F23])" office:value-type="string" office:string-value="SeasonPass_GrandPrize_Top_Open_StPatricks">
            <text:p>SeasonPass_GrandPrize_Top_Open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SeasonPass</text:p>
          </table:table-cell>
          <table:table-cell office:value-type="string">
            <text:p>GrandPrize_Top_Closed</text:p>
          </table:table-cell>
          <table:table-cell office:value-type="string">
            <text:p>StPatricks</text:p>
          </table:table-cell>
          <table:table-cell table:style-name="ce6" table:formula="of:=CONCATENATE([.D24];&quot;_&quot;;[.E24];&quot;_&quot;;[.F24])" office:value-type="string" office:string-value="SeasonPass_GrandPrize_Top_Closed_StPatricks">
            <text:p>SeasonPass_GrandPrize_Top_Closed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SeasonPass</text:p>
          </table:table-cell>
          <table:table-cell office:value-type="string">
            <text:p>GrandPrize_Bottom</text:p>
          </table:table-cell>
          <table:table-cell office:value-type="string">
            <text:p>StPatricks</text:p>
          </table:table-cell>
          <table:table-cell table:style-name="ce6" table:formula="of:=CONCATENATE([.D25];&quot;_&quot;;[.E25];&quot;_&quot;;[.F25])" office:value-type="string" office:string-value="SeasonPass_GrandPrize_Bottom_StPatricks">
            <text:p>SeasonPass_GrandPrize_Bottom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SeasonPass</text:p>
          </table:table-cell>
          <table:table-cell office:value-type="string">
            <text:p>FreeTicket</text:p>
          </table:table-cell>
          <table:table-cell office:value-type="string">
            <text:p>StPatricks</text:p>
          </table:table-cell>
          <table:table-cell table:style-name="ce6" table:formula="of:=CONCATENATE([.D26];&quot;_&quot;;[.E26];&quot;_&quot;;[.F26])" office:value-type="string" office:string-value="SeasonPass_FreeTicket_StPatricks">
            <text:p>SeasonPass_FreeTicket_StPatrick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SeasonPass</text:p>
          </table:table-cell>
          <table:table-cell office:value-type="string">
            <text:p>PrizeBoxFrame_Free</text:p>
          </table:table-cell>
          <table:table-cell office:value-type="string">
            <text:p>StPatricks</text:p>
          </table:table-cell>
          <table:table-cell table:style-name="ce6" table:formula="of:=CONCATENATE([.D27];&quot;_&quot;;[.E27];&quot;_&quot;;[.F27])" office:value-type="string" office:string-value="SeasonPass_PrizeBoxFrame_Free_StPatricks">
            <text:p>SeasonPass_PrizeBoxFrame_Free_StPatricks</text:p>
          </table:table-cell>
          <table:table-cell/>
          <table:table-cell office:value-type="string">
            <text:p>SeasonPass_Free_Panel_Frame_StPatrick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SeasonPass</text:p>
          </table:table-cell>
          <table:table-cell office:value-type="string">
            <text:p>PrizeBoxBack_Free</text:p>
          </table:table-cell>
          <table:table-cell office:value-type="string">
            <text:p>StPatricks</text:p>
          </table:table-cell>
          <table:table-cell table:style-name="ce6" table:formula="of:=CONCATENATE([.D28];&quot;_&quot;;[.E28];&quot;_&quot;;[.F28])" office:value-type="string" office:string-value="SeasonPass_PrizeBoxBack_Free_StPatricks">
            <text:p>SeasonPass_PrizeBoxBack_Free_StPatricks</text:p>
          </table:table-cell>
          <table:table-cell/>
          <table:table-cell office:value-type="string">
            <text:p>SeasonPass_Free_Panel_Background_StPatrick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rak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</text:p>
          </table:table-cell>
          <table:table-cell table:style-name="ce3" office:value-type="string">
            <text:p>StPatricks</text:p>
          </table:table-cell>
          <table:table-cell table:style-name="ce3" table:formula="of:=CONCATENATE([.D29];&quot;_&quot;;[.E29];&quot;_&quot;;[.F29])" office:value-type="string" office:string-value="SeasonPass_ChasePrize_StPatricks">
            <text:p>SeasonPass_ChasePrize_StPatricks</text:p>
          </table:table-cell>
          <table:table-cell/>
          <table:table-cell table:style-name="ce6" office:value-type="string">
            <text:p>Jest wpis w kolekcji z artem valentynek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ChasePrize_Outfit</text:p>
          </table:table-cell>
          <table:table-cell table:style-name="ce3" office:value-type="string">
            <text:p>StPatricks</text:p>
          </table:table-cell>
          <table:table-cell table:style-name="ce6" table:formula="of:=CONCATENATE([.D30];&quot;_&quot;;[.E30];&quot;_&quot;;[.F30])" office:value-type="string" office:string-value="SeasonPass_ChasePrize_Outfit_StPatricks">
            <text:p>SeasonPass_ChasePrize_Outfit_StPatricks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2">
            <text:p>22</text:p>
          </table:table-cell>
          <table:table-cell office:value-type="string">
            <text:p>SeasonPass</text:p>
          </table:table-cell>
          <table:table-cell office:value-type="string">
            <text:p>MapHUD_Notice</text:p>
          </table:table-cell>
          <table:table-cell office:value-type="string">
            <text:p>StPatricks</text:p>
          </table:table-cell>
          <table:table-cell table:style-name="ce6" table:formula="of:=CONCATENATE([.D31];&quot;_&quot;;[.E31];&quot;_&quot;;[.F31])" office:value-type="string" office:string-value="SeasonPass_MapHUD_Notice_StPatricks">
            <text:p>SeasonPass_MapHUD_Notice_StPatrick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3">
            <text:p>23</text:p>
          </table:table-cell>
          <table:table-cell office:value-type="string">
            <text:p>SeasonPass</text:p>
          </table:table-cell>
          <table:table-cell office:value-type="string">
            <text:p>MapHUD_Notice_DB</text:p>
          </table:table-cell>
          <table:table-cell office:value-type="string">
            <text:p>StPatricks</text:p>
          </table:table-cell>
          <table:table-cell table:style-name="ce6" table:formula="of:=CONCATENATE([.D32];&quot;_&quot;;[.E32];&quot;_&quot;;[.F32])" office:value-type="string" office:string-value="SeasonPass_MapHUD_Notice_DB_StPatricks">
            <text:p>SeasonPass_MapHUD_Notice_DB_StPatricks</text:p>
          </table:table-cell>
          <table:table-cell/>
          <table:table-cell table:style-name="ce6" office:value-type="string">
            <text:p>db na końcu chyba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k?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_Sign</text:p>
          </table:table-cell>
          <table:table-cell table:style-name="ce4" office:value-type="string">
            <text:p>StPatricks</text:p>
          </table:table-cell>
          <table:table-cell table:style-name="ce4" table:formula="of:=CONCATENATE([.D33];&quot;_&quot;;[.E33];&quot;_&quot;;[.F33])" office:value-type="string" office:string-value="SeasonPass_Pedestal_Sign_StPatricks">
            <text:p>SeasonPass_Pedestal_Sign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k?</text:p>
          </table:table-cell>
          <table:table-cell table:style-name="ce4" office:value-type="float" office:value="25">
            <text:p>25</text:p>
          </table:table-cell>
          <table:table-cell table:style-name="ce4" office:value-type="string">
            <text:p>SeasonPass</text:p>
          </table:table-cell>
          <table:table-cell table:style-name="ce4" office:value-type="string">
            <text:p>Pedestal</text:p>
          </table:table-cell>
          <table:table-cell table:style-name="ce4" office:value-type="string">
            <text:p>StPatricks</text:p>
          </table:table-cell>
          <table:table-cell table:style-name="ce4" table:formula="of:=CONCATENATE([.D34];&quot;_&quot;;[.E34];&quot;_&quot;;[.F34])" office:value-type="string" office:string-value="SeasonPass_Pedestal_StPatricks">
            <text:p>SeasonPass_Pedestal_StPatricks</text:p>
          </table:table-cell>
          <table:table-cell table:style-name="ce4"/>
          <table:table-cell table:style-name="ce4" office:value-type="string">
            <text:p>wysokość z valentynek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6">
            <text:p>26</text:p>
          </table:table-cell>
          <table:table-cell office:value-type="string">
            <text:p>SeasonPass</text:p>
          </table:table-cell>
          <table:table-cell office:value-type="string">
            <text:p>Stars_LS</text:p>
          </table:table-cell>
          <table:table-cell office:value-type="string">
            <text:p>StPatricks</text:p>
          </table:table-cell>
          <table:table-cell table:style-name="ce6" table:formula="of:=CONCATENATE([.D35];&quot;_&quot;;[.E35];&quot;_&quot;;[.F35])" office:value-type="string" office:string-value="SeasonPass_Stars_LS_StPatricks">
            <text:p>SeasonPass_Stars_LS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k</text:p>
          </table:table-cell>
          <table:table-cell office:value-type="float" office:value="27">
            <text:p>27</text:p>
          </table:table-cell>
          <table:table-cell office:value-type="string">
            <text:p>SeasonPass</text:p>
          </table:table-cell>
          <table:table-cell office:value-type="string">
            <text:p>Stars_POR</text:p>
          </table:table-cell>
          <table:table-cell office:value-type="string">
            <text:p>StPatricks</text:p>
          </table:table-cell>
          <table:table-cell table:style-name="ce6" table:formula="of:=CONCATENATE([.D36];&quot;_&quot;;[.E36];&quot;_&quot;;[.F36])" office:value-type="string" office:string-value="SeasonPass_Stars_POR_StPatricks">
            <text:p>SeasonPass_Stars_POR_StPatricks</text:p>
          </table:table-cell>
          <table:table-cell/>
          <table:table-cell table:style-name="ce3" office:value-type="string">
            <text:p>nie trzeba tego dodawać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k</text:p>
          </table:table-cell>
          <table:table-cell office:value-type="float" office:value="28">
            <text:p>28</text:p>
          </table:table-cell>
          <table:table-cell office:value-type="string">
            <text:p>SeasonPass</text:p>
          </table:table-cell>
          <table:table-cell office:value-type="string">
            <text:p>Tiers_Pano</text:p>
          </table:table-cell>
          <table:table-cell office:value-type="string">
            <text:p>StPatricks</text:p>
          </table:table-cell>
          <table:table-cell table:style-name="ce6" table:formula="of:=CONCATENATE([.D37];&quot;_&quot;;[.E37];&quot;_&quot;;[.F37])" office:value-type="string" office:string-value="SeasonPass_Tiers_Pano_StPatricks">
            <text:p>SeasonPass_Tiers_Pano_StPatricks</text:p>
          </table:table-cell>
          <table:table-cell/>
          <table:table-cell office:value-type="string">
            <text:p>pano jest gdzieś indziej?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pine_SeasonPass</text:p>
          </table:table-cell>
          <table:table-cell table:number-columns-repeated="3"/>
          <table:table-cell table:style-name="ce6" office:value-type="string">
            <text:p>Dodałem z walentynek Assets/Redemption/Art/Characters/Spine/Hamster_Valentines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dopytać o SeasonPass_Panel_Shadow_StPatricks.png jest w pds jest w walentynkach ale nie ma w kolekcji? - więc nie pytam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Fonts</text:p>
          </table:table-cell>
          <table:table-cell table:number-columns-repeated="2"/>
          <table:table-cell office:value-type="string">
            <text:p>PTSans Season Pass Free Quantity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4"/>
          <table:table-cell office:value-type="string">
            <text:p>PTSans Season Pass Header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4"/>
          <table:table-cell office:value-type="string">
            <text:p>PTSans Season Pass Message &lt;theme name&gt;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ok</text:p>
          </table:table-cell>
          <table:table-cell/>
          <table:table-cell office:value-type="string">
            <text:p>particle </text:p>
          </table:table-cell>
          <table:table-cell table:number-columns-repeated="2"/>
          <table:table-cell office:value-type="string">
            <text:p>PFX_UI_SeasonPass_Stars_StPatricks_LS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FX_UI_SeasonPass_Stars_StPatricks_POR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1" table:number-rows-repeated="3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HUD icon</text:p>
          </table:table-cell>
          <table:table-cell table:style-name="ce3" table:number-columns-repeated="3"/>
          <table:table-cell table:style-name="ce3" office:value-type="string">
            <text:p>Assets &gt; Redemption &gt; Art &gt; UI &gt; SeasonPass &gt; Notifications</text:p>
          </table:table-cell>
          <table:table-cell table:style-name="ce3" office:value-type="string">
            <text:p>dwie wersje</text:p>
          </table:table-cell>
          <table:table-cell table:number-columns-repeated="1015"/>
        </table:table-row>
        <table:table-row table:style-name="ro2">
          <table:table-cell table:style-name="ce3"/>
          <table:table-cell table:style-name="ce8" office:value-type="string">
            <text:p>ok</text:p>
          </table:table-cell>
          <table:table-cell table:style-name="ce3"/>
          <table:table-cell table:style-name="ce3" office:value-type="string">
            <text:p>Avatar</text:p>
          </table:table-cell>
          <table:table-cell table:style-name="ce3" table:number-columns-repeated="3"/>
          <table:table-cell table:style-name="ce11" office:value-type="string">
            <text:p>Assets &gt; Redemption &gt; Art &gt; UI &gt; Icons &gt; ProfilePictures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nie używany</text:p>
          </table:table-cell>
          <table:table-cell table:style-name="ce3"/>
          <table:table-cell table:style-name="ce3" office:value-type="string">
            <text:p>Progression Popup</text:p>
          </table:table-cell>
          <table:table-cell table:style-name="ce3" table:number-columns-repeated="3"/>
          <table:table-cell table:style-name="ce3" office:value-type="string">
            <text:p>Assets &gt; Redemption &gt; Art &gt; UI &gt; Panos</text:p>
          </table:table-cell>
          <table:table-cell table:style-name="ce3" office:value-type="string">
            <text:p>inna nazwa: prompt image</text:p>
          </table:table-cell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office:value-type="string">
            <text:p>Theme folder</text:p>
          </table:table-cell>
          <table:table-cell table:style-name="ce3" table:number-columns-repeated="3"/>
          <table:table-cell table:style-name="ce3" office:value-type="string">
            <text:p>Assets &gt; Redemption &gt; Art &gt; UI &gt; SeasonPass &gt; Themes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Default"/>
          <table:table-cell table:style-name="ce3" office:value-type="float" office:value="1">
            <text:p>1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Header</text:p>
          </table:table-cell>
          <table:table-cell table:style-name="ce3" office:value-type="string">
            <text:p>Easter</text:p>
          </table:table-cell>
          <table:table-cell table:style-name="ce3" table:formula="of:=CONCATENATE([.D10];&quot;_&quot;;[.E10];&quot;_&quot;;[.F10])" office:value-type="string" office:string-value="SeasonPass_Header_Easter">
            <text:p>SeasonPass_Header_Easter</text:p>
          </table:table-cell>
          <table:table-cell table:style-name="ce3" office:value-type="string">
            <text:p>1 px różnicy – val ma 101</text:p>
          </table:table-cell>
          <table:table-cell table:style-name="ce3" office:value-type="string">
            <text:p>To banner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Sprinkles</text:p>
          </table:table-cell>
          <table:table-cell table:style-name="ce3" office:value-type="string">
            <text:p>Easter</text:p>
          </table:table-cell>
          <table:table-cell table:style-name="ce3" table:formula="of:=CONCATENATE([.D11];&quot;_&quot;;[.E11];&quot;_&quot;;[.F11])" office:value-type="string" office:string-value="SeasonPass_Sprinkles_Easter">
            <text:p>SeasonPass_Sprinkles_Easter</text:p>
          </table:table-cell>
          <table:table-cell table:style-name="ce3"/>
          <table:table-cell table:style-name="ce3" office:value-type="string">
            <text:p>SeasonPass_PanelDeco_StPatrick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Background</text:p>
          </table:table-cell>
          <table:table-cell table:style-name="ce3" office:value-type="string">
            <text:p>Easter</text:p>
          </table:table-cell>
          <table:table-cell table:style-name="ce3" table:formula="of:=CONCATENATE([.D12];&quot;_&quot;;[.E12];&quot;_&quot;;[.F12])" office:value-type="string" office:string-value="SeasonPass_Background_Easter">
            <text:p>SeasonPass_Background_Easter</text:p>
          </table:table-cell>
          <table:table-cell table:style-name="ce3"/>
          <table:table-cell table:style-name="ce3" office:value-type="string">
            <text:p>SeasonPass_Panel_StPatricks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PaidTicket</text:p>
          </table:table-cell>
          <table:table-cell table:style-name="ce3" office:value-type="string">
            <text:p>Easter</text:p>
          </table:table-cell>
          <table:table-cell table:style-name="ce3" table:formula="of:=CONCATENATE([.D13];&quot;_&quot;;[.E13];&quot;_&quot;;[.F13])" office:value-type="string" office:string-value="SeasonPass_PaidTicket_Easter">
            <text:p>SeasonPass_PaidTicket_East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spr po imp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easonPass</text:p>
          </table:table-cell>
          <table:table-cell table:style-name="ce3" office:value-type="string">
            <text:p>Key</text:p>
          </table:table-cell>
          <table:table-cell table:style-name="ce3" office:value-type="string">
            <text:p>Easter</text:p>
          </table:table-cell>
          <table:table-cell table:style-name="ce3" table:formula="of:=CONCATENATE([.D14];&quot;_&quot;;[.E14];&quot;_&quot;;[.F14])" office:value-type="string" office:string-value="SeasonPass_Key_Easter">
            <text:p>SeasonPass_Key_East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Decoration</text:p>
          </table:table-cell>
          <table:table-cell table:style-name="ce5" office:value-type="string">
            <text:p>Easter</text:p>
          </table:table-cell>
          <table:table-cell table:style-name="ce5" table:formula="of:=CONCATENATE([.D15];&quot;_&quot;;[.E15];&quot;_&quot;;[.F15])" office:value-type="string" office:string-value="SeasonPass_Decoration_Easter">
            <text:p>SeasonPass_Decoration_Easter</text:p>
          </table:table-cell>
          <table:table-cell table:style-name="ce5"/>
          <table:table-cell table:style-name="ce5" office:value-type="string">
            <text:p>frosting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ogressBarBackground</text:p>
          </table:table-cell>
          <table:table-cell table:style-name="ce5" office:value-type="string">
            <text:p>Easter</text:p>
          </table:table-cell>
          <table:table-cell table:style-name="ce5" table:formula="of:=CONCATENATE([.D16];&quot;_&quot;;[.E16];&quot;_&quot;;[.F16])" office:value-type="string" office:string-value="SeasonPass_ProgressBarBackground_Easter">
            <text:p>SeasonPass_ProgressBarBackground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Top</text:p>
          </table:table-cell>
          <table:table-cell table:style-name="ce5" office:value-type="string">
            <text:p>Easter</text:p>
          </table:table-cell>
          <table:table-cell table:style-name="ce5" table:formula="of:=CONCATENATE([.D17];&quot;_&quot;;[.E17];&quot;_&quot;;[.F17])" office:value-type="string" office:string-value="SeasonPass_LevelsPanelBgTop_Easter">
            <text:p>SeasonPass_LevelsPanelBgTop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ShadowPor</text:p>
          </table:table-cell>
          <table:table-cell table:style-name="ce5" office:value-type="string">
            <text:p>Easter</text:p>
          </table:table-cell>
          <table:table-cell table:style-name="ce5" table:formula="of:=CONCATENATE([.D18];&quot;_&quot;;[.E18];&quot;_&quot;;[.F18])" office:value-type="string" office:string-value="SeasonPass_LevelsPanelShadowPor_Easter">
            <text:p>SeasonPass_LevelsPanelShadowPor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ShadowLs</text:p>
          </table:table-cell>
          <table:table-cell table:style-name="ce5" office:value-type="string">
            <text:p>Easter</text:p>
          </table:table-cell>
          <table:table-cell table:style-name="ce5" table:formula="of:=CONCATENATE([.D19];&quot;_&quot;;[.E19];&quot;_&quot;;[.F19])" office:value-type="string" office:string-value="SeasonPass_LevelsPanelShadowLs_Easter">
            <text:p>SeasonPass_LevelsPanelShadowLs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Right</text:p>
          </table:table-cell>
          <table:table-cell table:style-name="ce5" office:value-type="string">
            <text:p>Easter</text:p>
          </table:table-cell>
          <table:table-cell table:style-name="ce5" table:formula="of:=CONCATENATE([.D20];&quot;_&quot;;[.E20];&quot;_&quot;;[.F20])" office:value-type="string" office:string-value="SeasonPass_LevelsPanelBgRight_Easter">
            <text:p>SeasonPass_LevelsPanelBgRigh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Left</text:p>
          </table:table-cell>
          <table:table-cell table:style-name="ce5" office:value-type="string">
            <text:p>Easter</text:p>
          </table:table-cell>
          <table:table-cell table:style-name="ce5" table:formula="of:=CONCATENATE([.D21];&quot;_&quot;;[.E21];&quot;_&quot;;[.F21])" office:value-type="string" office:string-value="SeasonPass_LevelsPanelBgLeft_Easter">
            <text:p>SeasonPass_LevelsPanelBgLef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3">
            <text:p>13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LevelsPanelBgBot</text:p>
          </table:table-cell>
          <table:table-cell table:style-name="ce5" office:value-type="string">
            <text:p>Easter</text:p>
          </table:table-cell>
          <table:table-cell table:style-name="ce5" table:formula="of:=CONCATENATE([.D22];&quot;_&quot;;[.E22];&quot;_&quot;;[.F22])" office:value-type="string" office:string-value="SeasonPass_LevelsPanelBgBot_Easter">
            <text:p>SeasonPass_LevelsPanelBgBot_Easter</text:p>
          </table:table-cell>
          <table:table-cell table:style-name="ce5"/>
          <table:table-cell table:style-name="ce5" office:value-type="string">
            <text:p>w orginale right zduplikowan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4">
            <text:p>14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Top_Open</text:p>
          </table:table-cell>
          <table:table-cell table:style-name="ce5" office:value-type="string">
            <text:p>Easter</text:p>
          </table:table-cell>
          <table:table-cell table:style-name="ce5" table:formula="of:=CONCATENATE([.D23];&quot;_&quot;;[.E23];&quot;_&quot;;[.F23])" office:value-type="string" office:string-value="SeasonPass_GrandPrize_Top_Open_Easter">
            <text:p>SeasonPass_GrandPrize_Top_Open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Top_Closed</text:p>
          </table:table-cell>
          <table:table-cell table:style-name="ce5" office:value-type="string">
            <text:p>Easter</text:p>
          </table:table-cell>
          <table:table-cell table:style-name="ce5" table:formula="of:=CONCATENATE([.D24];&quot;_&quot;;[.E24];&quot;_&quot;;[.F24])" office:value-type="string" office:string-value="SeasonPass_GrandPrize_Top_Closed_Easter">
            <text:p>SeasonPass_GrandPrize_Top_Closed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GrandPrize_Bottom</text:p>
          </table:table-cell>
          <table:table-cell table:style-name="ce5" office:value-type="string">
            <text:p>Easter</text:p>
          </table:table-cell>
          <table:table-cell table:style-name="ce5" table:formula="of:=CONCATENATE([.D25];&quot;_&quot;;[.E25];&quot;_&quot;;[.F25])" office:value-type="string" office:string-value="SeasonPass_GrandPrize_Bottom_Easter">
            <text:p>SeasonPass_GrandPrize_Bottom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FreeTicket</text:p>
          </table:table-cell>
          <table:table-cell table:style-name="ce5" office:value-type="string">
            <text:p>Easter</text:p>
          </table:table-cell>
          <table:table-cell table:style-name="ce5" table:formula="of:=CONCATENATE([.D26];&quot;_&quot;;[.E26];&quot;_&quot;;[.F26])" office:value-type="string" office:string-value="SeasonPass_FreeTicket_Easter">
            <text:p>SeasonPass_FreeTicke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izeBoxFrame_Free</text:p>
          </table:table-cell>
          <table:table-cell table:style-name="ce5" office:value-type="string">
            <text:p>Easter</text:p>
          </table:table-cell>
          <table:table-cell table:style-name="ce5" table:formula="of:=CONCATENATE([.D27];&quot;_&quot;;[.E27];&quot;_&quot;;[.F27])" office:value-type="string" office:string-value="SeasonPass_PrizeBoxFrame_Free_Easter">
            <text:p>SeasonPass_PrizeBoxFrame_Free_Easter</text:p>
          </table:table-cell>
          <table:table-cell table:style-name="ce5"/>
          <table:table-cell table:style-name="ce5" office:value-type="string">
            <text:p>SeasonPass_Free_Panel_Frame_StPatrick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19">
            <text:p>19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rizeBoxBack_Free</text:p>
          </table:table-cell>
          <table:table-cell table:style-name="ce5" office:value-type="string">
            <text:p>Easter</text:p>
          </table:table-cell>
          <table:table-cell table:style-name="ce5" table:formula="of:=CONCATENATE([.D28];&quot;_&quot;;[.E28];&quot;_&quot;;[.F28])" office:value-type="string" office:string-value="SeasonPass_PrizeBoxBack_Free_Easter">
            <text:p>SeasonPass_PrizeBoxBack_Free_Easter</text:p>
          </table:table-cell>
          <table:table-cell table:style-name="ce5"/>
          <table:table-cell table:style-name="ce5" office:value-type="string">
            <text:p>SeasonPass_Free_Panel_Background_StPatrick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missing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ChasePrize</text:p>
          </table:table-cell>
          <table:table-cell table:style-name="ce5" office:value-type="string">
            <text:p>Easter</text:p>
          </table:table-cell>
          <table:table-cell table:style-name="ce5" table:formula="of:=CONCATENATE([.D29];&quot;_&quot;;[.E29];&quot;_&quot;;[.F29])" office:value-type="string" office:string-value="SeasonPass_ChasePrize_Easter">
            <text:p>SeasonPass_ChasePrize_Easter</text:p>
          </table:table-cell>
          <table:table-cell table:style-name="ce5"/>
          <table:table-cell table:style-name="ce5" office:value-type="string">
            <text:p>Jest wpis w kolekcji z artem valentynek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 office:value-type="string">
            <text:p>ok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ChasePrize_Outfit</text:p>
          </table:table-cell>
          <table:table-cell table:style-name="ce5" office:value-type="string">
            <text:p>Easter</text:p>
          </table:table-cell>
          <table:table-cell table:style-name="ce5" table:formula="of:=CONCATENATE([.D30];&quot;_&quot;;[.E30];&quot;_&quot;;[.F30])" office:value-type="string" office:string-value="SeasonPass_ChasePrize_Outfit_Easter">
            <text:p>SeasonPass_ChasePrize_Outfit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2">
            <text:p>22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MapHUD_Notice</text:p>
          </table:table-cell>
          <table:table-cell table:style-name="ce5" office:value-type="string">
            <text:p>Easter</text:p>
          </table:table-cell>
          <table:table-cell table:style-name="ce5" table:formula="of:=CONCATENATE([.D31];&quot;_&quot;;[.E31];&quot;_&quot;;[.F31])" office:value-type="string" office:string-value="SeasonPass_MapHUD_Notice_Easter">
            <text:p>SeasonPass_MapHUD_Notice_Easter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3">
            <text:p>23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MapHUD_Notice_DB</text:p>
          </table:table-cell>
          <table:table-cell table:style-name="ce5" office:value-type="string">
            <text:p>Easter</text:p>
          </table:table-cell>
          <table:table-cell table:style-name="ce5" table:formula="of:=CONCATENATE([.D32];&quot;_&quot;;[.E32];&quot;_&quot;;[.F32])" office:value-type="string" office:string-value="SeasonPass_MapHUD_Notice_DB_Easter">
            <text:p>SeasonPass_MapHUD_Notice_DB_Easter</text:p>
          </table:table-cell>
          <table:table-cell table:style-name="ce5"/>
          <table:table-cell table:style-name="ce9" office:value-type="string">
            <text:p>db na końcu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9"/>
          <table:table-cell table:style-name="ce5" office:value-type="float" office:value="24">
            <text:p>24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edestal_Sign</text:p>
          </table:table-cell>
          <table:table-cell table:style-name="ce5" office:value-type="string">
            <text:p>Easter</text:p>
          </table:table-cell>
          <table:table-cell table:style-name="ce5" table:formula="of:=CONCATENATE([.D33];&quot;_&quot;;[.E33];&quot;_&quot;;[.F33])" office:value-type="string" office:string-value="SeasonPass_Pedestal_Sign_Easter">
            <text:p>SeasonPass_Pedestal_Sign_Easter</text:p>
          </table:table-cell>
          <table:table-cell table:style-name="ce5"/>
          <table:table-cell table:style-name="ce5" office:value-type="string">
            <text:p>wymiary z walentynek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office:value-type="string">
            <text:p>nie używany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Pedestal</text:p>
          </table:table-cell>
          <table:table-cell table:style-name="ce5" office:value-type="string">
            <text:p>Easter</text:p>
          </table:table-cell>
          <table:table-cell table:style-name="ce5" table:formula="of:=CONCATENATE([.D34];&quot;_&quot;;[.E34];&quot;_&quot;;[.F34])" office:value-type="string" office:string-value="SeasonPass_Pedestal_Easter">
            <text:p>SeasonPass_Pedestal_Easter</text:p>
          </table:table-cell>
          <table:table-cell table:style-name="ce5"/>
          <table:table-cell table:style-name="ce12" office:value-type="string">
            <text:p>Zapytać o to jak należy do konfigurować – dodawać do kolekcji trzeba, czy nie?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6">
            <text:p>26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Stars_LS</text:p>
          </table:table-cell>
          <table:table-cell table:style-name="ce5" office:value-type="string">
            <text:p>Easter</text:p>
          </table:table-cell>
          <table:table-cell table:style-name="ce5" table:formula="of:=CONCATENATE([.D35];&quot;_&quot;;[.E35];&quot;_&quot;;[.F35])" office:value-type="string" office:string-value="SeasonPass_Stars_LS_Easter">
            <text:p>SeasonPass_Stars_LS_Easter</text:p>
          </table:table-cell>
          <table:table-cell table:style-name="ce5"/>
          <table:table-cell table:style-name="ce5" office:value-type="string">
            <text:p>nie trzeba tego dodawać w kolekcji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Stars_POR</text:p>
          </table:table-cell>
          <table:table-cell table:style-name="ce5" office:value-type="string">
            <text:p>Easter</text:p>
          </table:table-cell>
          <table:table-cell table:style-name="ce5" table:formula="of:=CONCATENATE([.D36];&quot;_&quot;;[.E36];&quot;_&quot;;[.F36])" office:value-type="string" office:string-value="SeasonPass_Stars_POR_Easter">
            <text:p>SeasonPass_Stars_POR_Easter</text:p>
          </table:table-cell>
          <table:table-cell table:style-name="ce5"/>
          <table:table-cell table:style-name="ce5" office:value-type="string">
            <text:p>nie trzeba tego dodawać w kolekcji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5" office:value-type="float" office:value="28">
            <text:p>28</text:p>
          </table:table-cell>
          <table:table-cell table:style-name="ce5" office:value-type="string">
            <text:p>SeasonPass</text:p>
          </table:table-cell>
          <table:table-cell table:style-name="ce5" office:value-type="string">
            <text:p>Tiers_Pano</text:p>
          </table:table-cell>
          <table:table-cell table:style-name="ce5" office:value-type="string">
            <text:p>Easter</text:p>
          </table:table-cell>
          <table:table-cell table:style-name="ce5" table:formula="of:=CONCATENATE([.D37];&quot;_&quot;;[.E37];&quot;_&quot;;[.F37])" office:value-type="string" office:string-value="SeasonPass_Tiers_Pano_Easter">
            <text:p>SeasonPass_Tiers_Pano_Easter</text:p>
          </table:table-cell>
          <table:table-cell table:style-name="ce5"/>
          <table:table-cell table:style-name="ce5" office:value-type="string">
            <text:p>pano jest gdzieś indziej i nie jest już używane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3"/>
          <table:table-cell table:style-name="ce5" office:value-type="string">
            <text:p>Spine_SeasonPass</text:p>
          </table:table-cell>
          <table:table-cell table:style-name="ce5" table:number-columns-repeated="3"/>
          <table:table-cell table:style-name="ce5" office:value-type="string">
            <text:p>Dodałem z walentynek Assets/Redemption/Art/Characters/Spine/Hamster_Valentines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5" table:number-columns-repeated="7"/>
          <table:table-cell table:style-name="ce5" office:value-type="string">
            <text:p>dopytać o SeasonPass_Panel_Shadow_StPatricks.png jest w pds jest w walentynkach ale nie ma w kolekcji? - więc nie pytam</text:p>
          </table:table-cell>
          <table:table-cell table:number-columns-repeated="1015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3" office:value-type="string">
            <text:p>Fonts</text:p>
          </table:table-cell>
          <table:table-cell table:style-name="ce3" table:number-columns-repeated="2"/>
          <table:table-cell table:style-name="ce3" office:value-type="string">
            <text:p>PTSans Season Pass Free Quantity &lt;theme name&gt;</text:p>
          </table:table-cell>
          <table:table-cell table:style-name="ce3"/>
          <table:table-cell table:style-name="ce6" office:value-type="string">
            <text:p>Dostosować kolor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3" office:value-type="string">
            <text:p>PTSans Season Pass Header &lt;theme name&gt;</text:p>
          </table:table-cell>
          <table:table-cell table:style-name="ce3"/>
          <table:table-cell table:style-name="ce6" office:value-type="string">
            <text:p>Dostosować kolor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 table:number-columns-repeated="4"/>
          <table:table-cell table:style-name="ce3" office:value-type="string">
            <text:p>PTSans Season Pass Message &lt;theme name&gt;</text:p>
          </table:table-cell>
          <table:table-cell table:style-name="ce3"/>
          <table:table-cell table:style-name="ce6" office:value-type="string">
            <text:p>Dostosować kolor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3" office:value-type="string">
            <text:p>particle </text:p>
          </table:table-cell>
          <table:table-cell table:style-name="ce3" table:number-columns-repeated="2"/>
          <table:table-cell table:style-name="ce10" office:value-type="string">
            <text:p>PFX_UI_SeasonPass_Stars_StPatricks_LS</text:p>
          </table:table-cell>
          <table:table-cell table:style-name="ce3"/>
          <table:table-cell table:style-name="ce6" office:value-type="string">
            <text:p>Dostosować kolor</text:p>
          </table:table-cell>
          <table:table-cell table:number-columns-repeated="1015"/>
        </table:table-row>
        <table:table-row table:style-name="ro1">
          <table:table-cell table:style-name="ce3" table:number-columns-repeated="6"/>
          <table:table-cell table:style-name="ce10" office:value-type="string">
            <text:p>PFX_UI_SeasonPass_Stars_StPatricks_POR</text:p>
          </table:table-cell>
          <table:table-cell table:style-name="ce3"/>
          <table:table-cell table:style-name="ce6" office:value-type="string">
            <text:p>Dostosować kolor</text:p>
          </table:table-cell>
          <table:table-cell table:number-columns-repeated="1015"/>
        </table:table-row>
        <table:table-row table:style-name="ro1" table:number-rows-repeated="7">
          <table:table-cell table:style-name="ce3" table:number-columns-repeated="9"/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7">17.02.2021</text:date>, <text:time>15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H19M23S</meta:editing-duration>
    <meta:editing-cycles>31</meta:editing-cycles>
    <meta:generator>OpenOffice/4.1.2$Win32 OpenOffice.org_project/412m3$Build-9782</meta:generator>
    <dc:date>2021-02-17T15:58:35.77</dc:date>
    <dc:creator>Filip Kulaszyński</dc:creator>
    <meta:document-statistic meta:table-count="3" meta:cell-count="395" meta:object-count="0"/>
    <meta:user-defined meta:name="Info 1"/>
    <meta:user-defined meta:name="Info 2"/>
    <meta:user-defined meta:name="Info 3"/>
    <meta:user-defined meta:name="Info 4"/>
  </office:meta>
</office:document-meta>
</file>